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0143" officeooo:paragraph-rsid="00080143"/>
    </style:style>
    <style:style style:name="T1" style:family="text">
      <style:text-properties officeooo:rsid="000983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ADO DE CLASE:</text:p>
      <text:p text:style-name="P1"/>
      <text:p text:style-name="P1">- José Rafael Álvarez:</text:p>
      <text:p text:style-name="P1">- Manuel Ariza:</text:p>
      <text:p text:style-name="P1">- Ángelo Bárbara:</text:p>
      <text:p text:style-name="P1">- Juan Antonio Bujalance:</text:p>
      <text:p text:style-name="P1">- Rafael Miguel Cruz:</text:p>
      <text:p text:style-name="P1">- Javier Frías:</text:p>
      <text:p text:style-name="P1">- Marcos Gallardo:</text:p>
      <text:p text:style-name="P1">- Rafael García:</text:p>
      <text:p text:style-name="P1">- Rafael Carlos Infante: <text:span text:style-name="T1">rafacharlie</text:span></text:p>
      <text:p text:style-name="P1">- Álvaro Leiva:</text:p>
      <text:p text:style-name="P1">- Javier Lopera:</text:p>
      <text:p text:style-name="P1">- Alberto Miguel Martínez:</text:p>
      <text:p text:style-name="P1">- Adrián Ángel Moya:</text:p>
      <text:p text:style-name="P1">- Mario Navarro:</text:p>
      <text:p text:style-name="P1">- Rafael Jesús Nieto:</text:p>
      <text:p text:style-name="P1">- Manuel Rojano:</text:p>
      <text:p text:style-name="P1">- José María Romero:</text:p>
      <text:p text:style-name="P1">- Rafael Ángel Sojo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09:01:09.069885373</meta:creation-date>
    <dc:date>2018-05-11T13:54:43.881000000</dc:date>
    <meta:editing-duration>PT5M20S</meta:editing-duration>
    <meta:editing-cycles>2</meta:editing-cycles>
    <meta:generator>LibreOffice/5.4.2.2$Windows_X86_64 LibreOffice_project/22b09f6418e8c2d508a9eaf86b2399209b0990f4</meta:generator>
    <meta:document-statistic meta:table-count="0" meta:image-count="0" meta:object-count="0" meta:page-count="1" meta:paragraph-count="19" meta:word-count="67" meta:character-count="372" meta:non-whitespace-character-count="324"/>
  </office:meta>
</office:document-meta>
</file>